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 office:value-type="string">
            <text:p>Planet</text:p>
          </table:table-cell>
          <table:table-cell office:value-type="string">
            <text:p>Longitude</text:p>
          </table:table-cell>
          <table:table-cell table:style-name="ce1" office:value-type="string">
            <text:p>+18</text:p>
          </table:table-cell>
          <table:table-cell table:style-name="ce1" office:value-type="string">
            <text:p>+30</text:p>
          </table:table-cell>
          <table:table-cell table:style-name="ce1" office:value-type="string">
            <text:p>+37</text:p>
          </table:table-cell>
          <table:table-cell table:style-name="ce1" office:value-type="string">
            <text:p>+40</text:p>
          </table:table-cell>
          <table:table-cell table:style-name="ce1" office:value-type="string">
            <text:p>+49</text:p>
          </table:table-cell>
          <table:table-cell table:style-name="ce1" office:value-type="string">
            <text:p>+50</text:p>
          </table:table-cell>
          <table:table-cell table:style-name="ce1" office:value-type="string">
            <text:p>+52</text:p>
          </table:table-cell>
          <table:table-cell table:style-name="ce1" office:value-type="string">
            <text:p>+60</text:p>
          </table:table-cell>
          <table:table-cell table:style-name="ce1" office:value-type="string">
            <text:p>+72</text:p>
          </table:table-cell>
          <table:table-cell table:style-name="ce3" office:value-type="string">
            <text:p>+90</text:p>
          </table:table-cell>
          <table:table-cell table:style-name="ce3" office:value-type="string">
            <text:p>+108</text:p>
          </table:table-cell>
          <table:table-cell table:style-name="ce3" office:value-type="string">
            <text:p>+120</text:p>
          </table:table-cell>
          <table:table-cell table:style-name="ce3" office:value-type="string">
            <text:p>+123</text:p>
          </table:table-cell>
          <table:table-cell table:style-name="ce3" office:value-type="string">
            <text:p>+144</text:p>
          </table:table-cell>
          <table:table-cell table:style-name="ce3" office:value-type="string">
            <text:p>+153</text:p>
          </table:table-cell>
          <table:table-cell table:style-name="ce3" office:value-type="string">
            <text:p>+180</text:p>
          </table:table-cell>
          <table:table-cell table:style-name="ce3" table:number-columns-repeated="4"/>
        </table:table-row>
        <table:table-row table:style-name="ro1">
          <table:table-cell office:value-type="string">
            <text:p>G.Moon</text:p>
          </table:table-cell>
          <table:table-cell office:value-type="float" office:value="317.753">
            <text:p>317.753</text:p>
          </table:table-cell>
          <table:table-cell table:formula="of:=MOD([.B4]+[.C$3]; 360)" office:value-type="float" office:value="335.753">
            <text:p>335.753</text:p>
          </table:table-cell>
          <table:table-cell table:style-name="ce2" table:formula="of:=MOD([.B4]+[.D$3]; 360)" office:value-type="float" office:value="347.753">
            <text:p>347.753</text:p>
          </table:table-cell>
          <table:table-cell table:number-columns-repeated="18"/>
        </table:table-row>
        <table:table-row table:style-name="ro1">
          <table:table-cell office:value-type="string">
            <text:p>G.Mercury</text:p>
          </table:table-cell>
          <table:table-cell office:value-type="float" office:value="118.48">
            <text:p>118.48</text:p>
          </table:table-cell>
          <table:table-cell table:formula="of:=MOD([.B5]+[.C$3]; 360)" office:value-type="float" office:value="136.48">
            <text:p>136.48</text:p>
          </table:table-cell>
          <table:table-cell table:style-name="ce2" table:formula="of:=MOD([.B5]+[.D$3]; 360)" office:value-type="float" office:value="148.48">
            <text:p>148.48</text:p>
          </table:table-cell>
          <table:table-cell table:number-columns-repeated="18"/>
        </table:table-row>
        <table:table-row table:style-name="ro1">
          <table:table-cell office:value-type="string">
            <text:p>G.Venus</text:p>
          </table:table-cell>
          <table:table-cell office:value-type="float" office:value="157.791">
            <text:p>157.791</text:p>
          </table:table-cell>
          <table:table-cell table:formula="of:=MOD([.B6]+[.C$3]; 360)" office:value-type="float" office:value="175.791">
            <text:p>175.791</text:p>
          </table:table-cell>
          <table:table-cell table:style-name="ce2" table:formula="of:=MOD([.B6]+[.D$3]; 360)" office:value-type="float" office:value="187.791">
            <text:p>187.791</text:p>
          </table:table-cell>
          <table:table-cell table:number-columns-repeated="18"/>
        </table:table-row>
        <table:table-row table:style-name="ro1">
          <table:table-cell office:value-type="string">
            <text:p>G.Sun</text:p>
          </table:table-cell>
          <table:table-cell office:value-type="float" office:value="113.155">
            <text:p>113.155</text:p>
          </table:table-cell>
          <table:table-cell table:formula="of:=MOD([.B7]+[.C$3]; 360)" office:value-type="float" office:value="131.155">
            <text:p>131.155</text:p>
          </table:table-cell>
          <table:table-cell table:style-name="ce2" table:formula="of:=MOD([.B7]+[.D$3]; 360)" office:value-type="float" office:value="143.155">
            <text:p>143.155</text:p>
          </table:table-cell>
          <table:table-cell table:number-columns-repeated="18"/>
        </table:table-row>
        <table:table-row table:style-name="ro1">
          <table:table-cell office:value-type="string">
            <text:p>G.Mars</text:p>
          </table:table-cell>
          <table:table-cell office:value-type="float" office:value="144.651">
            <text:p>144.651</text:p>
          </table:table-cell>
          <table:table-cell table:formula="of:=MOD([.B8]+[.C$3]; 360)" office:value-type="float" office:value="162.651">
            <text:p>162.651</text:p>
          </table:table-cell>
          <table:table-cell table:style-name="ce2" table:formula="of:=MOD([.B8]+[.D$3]; 360)" office:value-type="float" office:value="174.651">
            <text:p>174.651</text:p>
          </table:table-cell>
          <table:table-cell table:number-columns-repeated="18"/>
        </table:table-row>
        <table:table-row table:style-name="ro1">
          <table:table-cell office:value-type="string">
            <text:p>G.Jupiter</text:p>
          </table:table-cell>
          <table:table-cell office:value-type="float" office:value="3.421">
            <text:p>3.421</text:p>
          </table:table-cell>
          <table:table-cell table:formula="of:=MOD([.B9]+[.C$3]; 360)" office:value-type="float" office:value="21.421">
            <text:p>21.421</text:p>
          </table:table-cell>
          <table:table-cell table:style-name="ce2" table:formula="of:=MOD([.B9]+[.D$3]; 360)" office:value-type="float" office:value="33.421">
            <text:p>33.421</text:p>
          </table:table-cell>
          <table:table-cell table:number-columns-repeated="18"/>
        </table:table-row>
        <table:table-row table:style-name="ro1">
          <table:table-cell office:value-type="string">
            <text:p>G.Saturn</text:p>
          </table:table-cell>
          <table:table-cell office:value-type="float" office:value="241.342">
            <text:p>241.342</text:p>
          </table:table-cell>
          <table:table-cell table:formula="of:=MOD([.B10]+[.C$3]; 360)" office:value-type="float" office:value="259.342">
            <text:p>259.342</text:p>
          </table:table-cell>
          <table:table-cell table:style-name="ce2" table:formula="of:=MOD([.B10]+[.D$3]; 360)" office:value-type="float" office:value="271.342">
            <text:p>271.342</text:p>
          </table:table-cell>
          <table:table-cell table:number-columns-repeated="18"/>
        </table:table-row>
        <table:table-row table:style-name="ro1">
          <table:table-cell office:value-type="string">
            <text:p>G.TrueNorthNode</text:p>
          </table:table-cell>
          <table:table-cell office:value-type="float" office:value="87.765">
            <text:p>87.765</text:p>
          </table:table-cell>
          <table:table-cell table:formula="of:=MOD([.B11]+[.C$3]; 360)" office:value-type="float" office:value="105.765">
            <text:p>105.765</text:p>
          </table:table-cell>
          <table:table-cell table:style-name="ce2" table:formula="of:=MOD([.B11]+[.D$3]; 360)" office:value-type="float" office:value="117.765">
            <text:p>117.765</text:p>
          </table:table-cell>
          <table:table-cell table:number-columns-repeated="18"/>
        </table:table-row>
        <table:table-row table:style-name="ro1">
          <table:table-cell office:value-type="string">
            <text:p>G.Uranus</text:p>
          </table:table-cell>
          <table:table-cell office:value-type="float" office:value="3.393">
            <text:p>3.393</text:p>
          </table:table-cell>
          <table:table-cell table:formula="of:=MOD([.B12]+[.C$3]; 360)" office:value-type="float" office:value="21.393">
            <text:p>21.393</text:p>
          </table:table-cell>
          <table:table-cell table:style-name="ce2" table:formula="of:=MOD([.B12]+[.D$3]; 360)" office:value-type="float" office:value="33.393">
            <text:p>33.393</text:p>
          </table:table-cell>
          <table:table-cell table:number-columns-repeated="18"/>
        </table:table-row>
        <table:table-row table:style-name="ro1">
          <table:table-cell office:value-type="string">
            <text:p>G.Neptune</text:p>
          </table:table-cell>
          <table:table-cell office:value-type="float" office:value="145.479">
            <text:p>145.479</text:p>
          </table:table-cell>
          <table:table-cell table:formula="of:=MOD([.B13]+[.C$3]; 360)" office:value-type="float" office:value="163.479">
            <text:p>163.479</text:p>
          </table:table-cell>
          <table:table-cell table:style-name="ce2" table:formula="of:=MOD([.B13]+[.D$3]; 360)" office:value-type="float" office:value="175.479">
            <text:p>175.479</text:p>
          </table:table-cell>
          <table:table-cell table:number-columns-repeated="18"/>
        </table:table-row>
        <table:table-row table:style-name="ro1">
          <table:table-cell office:value-type="string">
            <text:p>H.Mercury</text:p>
          </table:table-cell>
          <table:table-cell office:value-type="float" office:value="286.337">
            <text:p>286.337</text:p>
          </table:table-cell>
          <table:table-cell table:formula="of:=MOD([.B14]+[.C$3]; 360)" office:value-type="float" office:value="304.337">
            <text:p>304.337</text:p>
          </table:table-cell>
          <table:table-cell table:style-name="ce2" table:formula="of:=MOD([.B14]+[.D$3]; 360)" office:value-type="float" office:value="316.337">
            <text:p>316.337</text:p>
          </table:table-cell>
          <table:table-cell table:number-columns-repeated="18"/>
        </table:table-row>
        <table:table-row table:style-name="ro1">
          <table:table-cell office:value-type="string">
            <text:p>H.Venus</text:p>
          </table:table-cell>
          <table:table-cell office:value-type="float" office:value="258.325">
            <text:p>258.325</text:p>
          </table:table-cell>
          <table:table-cell table:formula="of:=MOD([.B15]+[.C$3]; 360)" office:value-type="float" office:value="276.325">
            <text:p>276.325</text:p>
          </table:table-cell>
          <table:table-cell table:style-name="ce2" table:formula="of:=MOD([.B15]+[.D$3]; 360)" office:value-type="float" office:value="288.325">
            <text:p>288.325</text:p>
          </table:table-cell>
          <table:table-cell table:number-columns-repeated="18"/>
        </table:table-row>
        <table:table-row table:style-name="ro1">
          <table:table-cell office:value-type="string">
            <text:p>H.Earth</text:p>
          </table:table-cell>
          <table:table-cell office:value-type="float" office:value="293.155">
            <text:p>293.155</text:p>
          </table:table-cell>
          <table:table-cell table:formula="of:=MOD([.B16]+[.C$3]; 360)" office:value-type="float" office:value="311.155">
            <text:p>311.155</text:p>
          </table:table-cell>
          <table:table-cell table:style-name="ce2" table:formula="of:=MOD([.B16]+[.D$3]; 360)" office:value-type="float" office:value="323.155">
            <text:p>323.155</text:p>
          </table:table-cell>
          <table:table-cell table:number-columns-repeated="18"/>
        </table:table-row>
        <table:table-row table:style-name="ro1">
          <table:table-cell office:value-type="string">
            <text:p>H.Mars</text:p>
          </table:table-cell>
          <table:table-cell office:value-type="float" office:value="163.27">
            <text:p>163.27</text:p>
          </table:table-cell>
          <table:table-cell table:formula="of:=MOD([.B17]+[.C$3]; 360)" office:value-type="float" office:value="181.27">
            <text:p>181.27</text:p>
          </table:table-cell>
          <table:table-cell table:style-name="ce2" table:formula="of:=MOD([.B17]+[.D$3]; 360)" office:value-type="float" office:value="193.27">
            <text:p>193.27</text:p>
          </table:table-cell>
          <table:table-cell table:number-columns-repeated="18"/>
        </table:table-row>
        <table:table-row table:style-name="ro1">
          <table:table-cell office:value-type="string">
            <text:p>H.Jupiter</text:p>
          </table:table-cell>
          <table:table-cell office:value-type="float" office:value="352.316">
            <text:p>352.316</text:p>
          </table:table-cell>
          <table:table-cell table:formula="of:=MOD([.B18]+[.C$3]; 360)" office:value-type="float" office:value="10.316">
            <text:p>10.316</text:p>
          </table:table-cell>
          <table:table-cell table:style-name="ce2" table:formula="of:=MOD([.B18]+[.D$3]; 360)" office:value-type="float" office:value="22.316">
            <text:p>22.316</text:p>
          </table:table-cell>
          <table:table-cell table:number-columns-repeated="18"/>
        </table:table-row>
        <table:table-row table:style-name="ro1">
          <table:table-cell office:value-type="string">
            <text:p>H.Saturn</text:p>
          </table:table-cell>
          <table:table-cell office:value-type="float" office:value="245.93">
            <text:p>245.93</text:p>
          </table:table-cell>
          <table:table-cell table:formula="of:=MOD([.B19]+[.C$3]; 360)" office:value-type="float" office:value="263.93">
            <text:p>263.93</text:p>
          </table:table-cell>
          <table:table-cell table:style-name="ce2" table:formula="of:=MOD([.B19]+[.D$3]; 360)" office:value-type="float" office:value="275.93">
            <text:p>275.93</text:p>
          </table:table-cell>
          <table:table-cell table:number-columns-repeated="18"/>
        </table:table-row>
        <table:table-row table:style-name="ro1">
          <table:table-cell office:value-type="string">
            <text:p>H.Uranus</text:p>
          </table:table-cell>
          <table:table-cell office:value-type="float" office:value="0.663">
            <text:p>0.663</text:p>
          </table:table-cell>
          <table:table-cell table:formula="of:=MOD([.B20]+[.C$3]; 360)" office:value-type="float" office:value="18.663">
            <text:p>18.663</text:p>
          </table:table-cell>
          <table:table-cell table:style-name="ce2" table:formula="of:=MOD([.B20]+[.D$3]; 360)" office:value-type="float" office:value="30.663">
            <text:p>30.663</text:p>
          </table:table-cell>
          <table:table-cell table:number-columns-repeated="18"/>
        </table:table-row>
        <table:table-row table:style-name="ro1">
          <table:table-cell office:value-type="string">
            <text:p>H.Neptune</text:p>
          </table:table-cell>
          <table:table-cell office:value-type="float" office:value="146.513">
            <text:p>146.513</text:p>
          </table:table-cell>
          <table:table-cell table:formula="of:=MOD([.B21]+[.C$3]; 360)" office:value-type="float" office:value="164.513">
            <text:p>164.513</text:p>
          </table:table-cell>
          <table:table-cell table:style-name="ce2" table:formula="of:=MOD([.B21]+[.D$3]; 360)" office:value-type="float" office:value="176.513">
            <text:p>176.513</text:p>
          </table:table-cell>
          <table:table-cell table:number-columns-repeated="18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4-02T21:17:06</dc:date>
    <dc:creator>Ryan </dc:creator>
    <meta:document-statistic meta:table-count="1" meta:cell-count="90" meta:object-count="0"/>
    <meta:generator>LibreOffice/3.6$Linux_X86_64 LibreOffice_project/360m1$Build-304</meta:generator>
  </office:meta>
</office:document-meta>
</file>